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Professional DJ Headphones with Groundbreaking Soundproofing Technology (Chrome Black)</text:span></text:p>
      <text:p text:style-name="Text_20_body">Ruggedly built, with lightweight but durable magnesium alloy parts, the HDJ-1500s are perfectly designed to endure the rigors of frequent professional use. And the urethanememory foam ear pads hug the ear for maximum comfort even during the longest sets<text:span text:style-name="Strong_20_Emphasis">.</text:span></text:p>
      <text:p text:style-name="Standard"/>
      <text:p text:style-name="Text_20_body">The HDJ-1500s copper-clad aluminum wire voice coils guarantee accurate reproduction of deep base notes and superbly balanced sound across all frequencies. And the exclusive soundproofing chamber eliminates outside noise so DJs can easily monitor the beat – even in the loudest of venues.</text:p>
      <text:p text:style-name="Text_20_body"><text:span text:style-name="Strong_20_Emphasis">Superb Sound Quality</text:span><text:line-break/>With high-quality components, the HDJ-1500 delivers perfectly balanced sound across all frequencies.<text:line-break/>The headphones feature copper-clad aluminum wire voice coils, large 50 mm driver units, rare earth magnets and 38μm-thick diaphragms, guaranteeing accurate reproduction of deep base notes and clear delivery of other low to medium frequencies, such as kicks and snares.<text:line-break/>Output levels are 1 dB greater than the HDJ-1000 headphones, and a lower impedance offers even greater sensitivity, so DJs get pristine sound reproduction every time, regardless of what device the HDJ-1500s are hooked up to.</text:p>
      <text:p text:style-name="Text_20_body"><text:span text:style-name="Strong_20_Emphasis">Groundbreaking Soundproofing Component</text:span><text:line-break/>Monitoring tracks on a heaving dance floor is a breeze with the HDJ-1500, no matter how rowdy the party gets.<text:line-break/>Sound insulation around low and medium frequencies (300 Hz to 1,300 Hz) has improved by an impressive 4 dB compared to the HDJ-1000, thanks to the innovative sound-isolation chamber on the bass reflex port, which eliminates background noise.</text:p>
      <text:p text:style-name="Text_20_body"><text:span text:style-name="Strong_20_Emphasis">Durable design for professional use</text:span><text:line-break/>The HDJ-1500's moving headband and hinges are composed of rugged yet lightweight magnesium alloy to withstand the rigors of professional use. Plus, the single-sided cable can be easily replaced if it gets damaged, further prolonging the life of the headphones.</text:p>
      <text:p text:style-name="Text_20_body"><text:span text:style-name="Strong_20_Emphasis">Supreme comfort with interchangeable urethane foam ear pads</text:span><text:line-break/>The narrow ear cup design creates a tight seal on your ear to block out external sound, while the low-resilience urethane memory foam ear pads make sure the headphones are easy on the ears even during prolonged use.<text:line-break/>The included ear pads can be replaced with the HDJ-EP01s –open-cup protein leather ear pads which sit around the ears and are sold separately –so DJs can choose the best option to suit their comfort and listening style.</text:p>
      <text:p text:style-name="Text_20_body"><text:span text:style-name="Strong_20_Emphasis">Specifications</text:span></text:p>
      <text:list xml:id="list6846029721389151737" text:style-name="L1">
        <text:list-item>
          <text:p text:style-name="P2">Type: Fully enclosed dynamic headphones </text:p>
        </text:list-item>
        <text:list-item>
          <text:p text:style-name="P2">Driver Units: 50 mm domes </text:p>
        </text:list-item>
        <text:list-item>
          <text:p text:style-name="P2">Plug: 3.5 mm stereo mini-jack (gold-plated, two-way, screw type) </text:p>
        </text:list-item>
        <text:list-item>
          <text:p text:style-name="P2">Cord: 1.2 m single-sided coiled cable (approximately 3m when extended - removable type) </text:p>
        </text:list-item>
        <text:list-item>
          <text:p text:style-name="P2">Accessories: </text:p>
          <text:list>
            <text:list-item>
              <text:p text:style-name="P2">6.3 mm standard stereo adapter (gold-plated, screw type) </text:p>
            </text:list-item>
            <text:list-item>
              <text:p text:style-name="P2">Carrying pouch </text:p>
            </text:list-item>
          </text:list>
        </text:list-item>
        <text:list-item>
          <text:p text:style-name="P2">Weight (without cord): 285 g </text:p>
        </text:list-item>
        <text:list-item>
          <text:p text:style-name="P2">Frequency Response: 5 - 30,000  Hz </text:p>
        </text:list-item>
        <text:list-item>
          <text:p text:style-name="P2">Impedance: 32 Ohm </text:p>
        </text:list-item>
        <text:list-item>
          <text:p text:style-name="P2">Maximum Input Power: 3.500 mW </text:p>
        </text:list-item>
        <text:list-item>
          <text:p text:style-name="P1">Output Sound Level: 108 dB/mW </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3S</meta:editing-duration>
    <meta:editing-cycles>3</meta:editing-cycles>
    <meta:generator>OpenOffice/4.1.1$Win32 OpenOffice.org_project/411m6$Build-9775</meta:generator>
    <dc:date>2018-01-31T10:47:40.93</dc:date>
    <meta:document-statistic meta:table-count="0" meta:image-count="0" meta:object-count="0" meta:page-count="2" meta:paragraph-count="20" meta:word-count="452" meta:character-count="2895"/>
    <dc:creator>Marti </dc:creator>
    <meta:user-defined meta:name="Info 1"/>
    <meta:user-defined meta:name="Info 2"/>
    <meta:user-defined meta:name="Info 3"/>
    <meta:user-defined meta:name="Info 4"/>
  </office:meta>
</office:document-meta>
</file>